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72cm"/>
    </style:style>
    <style:style style:name="gr2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horizontal-align="left" draw:auto-grow-height="true" draw:auto-grow-width="false" fo:min-height="1.356cm" fo:min-width="5.239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vertical-align="middle" draw:auto-grow-width="true" fo:min-height="1.407cm" fo:min-width="7.042cm" fo:padding-top="0.025cm" fo:padding-bottom="0.02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vertical-align="middle" draw:auto-grow-width="true" fo:min-height="1.407cm" fo:min-width="4.35cm" fo:padding-top="0.025cm" fo:padding-bottom="0.02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vertical-align="middle" draw:auto-grow-width="true" fo:min-height="1.407cm" fo:min-width="3.863cm" fo:padding-top="0.025cm" fo:padding-bottom="0.025cm" fo:padding-left="0.275cm" fo:padding-right="0.275cm"/>
    </style:style>
    <style:style style:name="gr6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vertical-align="middle" draw:auto-grow-width="true" fo:min-height="1.601cm" fo:min-width="5.814cm" fo:padding-top="0.025cm" fo:padding-bottom="0.025cm" fo:padding-left="0.275cm" fo:padding-right="0.2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vertical-align="middle" draw:auto-grow-width="true" fo:min-height="1.601cm" fo:min-width="5.361cm" fo:padding-top="0.025cm" fo:padding-bottom="0.025cm" fo:padding-left="0.275cm" fo:padding-right="0.275cm"/>
    </style:style>
    <style:style style:name="gr9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vertical-align="middle" draw:auto-grow-width="true" fo:min-height="1.601cm" fo:min-width="3.804cm" fo:padding-top="0.025cm" fo:padding-bottom="0.025cm" fo:padding-left="0.275cm" fo:padding-right="0.275cm"/>
    </style:style>
    <style:style style:name="gr10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vertical-align="middle" draw:auto-grow-width="true" fo:min-height="1.601cm" fo:min-width="2.495cm" fo:padding-top="0.025cm" fo:padding-bottom="0.025cm" fo:padding-left="0.275cm" fo:padding-right="0.275cm"/>
    </style:style>
    <style:style style:name="gr11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vertical-align="middle" draw:auto-grow-width="true" fo:min-height="1.601cm" fo:min-width="6.797cm" fo:padding-top="0.025cm" fo:padding-bottom="0.025cm" fo:padding-left="0.275cm" fo:padding-right="0.275cm"/>
    </style:style>
    <style:style style:name="gr12" style:family="graphic" style:parent-style-name="standard">
      <style:graphic-properties draw:stroke="solid" svg:stroke-width="0.05cm" svg:stroke-color="#000000" draw:marker-start-width="0.355cm" draw:marker-end-width="0.355cm" draw:fill="none" draw:fill-color="#ffffff" draw:textarea-vertical-align="middle" draw:auto-grow-width="true" fo:min-height="1.601cm" fo:min-width="6.238cm" fo:padding-top="0.025cm" fo:padding-bottom="0.02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471cm"/>
    </style:style>
    <style:style style:name="gr14" style:family="graphic" style:parent-style-name="standard">
      <style:graphic-properties draw:stroke="none" svg:stroke-color="#000000" draw:fill="none" draw:fill-color="#ffffff" fo:min-height="0.41cm"/>
    </style:style>
    <style:style style:name="gr15" style:family="graphic" style:parent-style-name="standard">
      <style:graphic-properties draw:stroke="none" svg:stroke-color="#000000" draw:fill="none" draw:fill-color="#ffffff" fo:min-height="0.518cm"/>
    </style:style>
    <style:style style:name="gr16" style:family="graphic" style:parent-style-name="standard">
      <style:graphic-properties draw:stroke="none" svg:stroke-color="#000000" draw:fill="none" draw:fill-color="#ffffff" fo:min-height="7.521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212cm" svg:height="0.722cm" svg:x="5.161cm" svg:y="8.49cm">
          <draw:text-box>
            <text:p text:style-name="P1"><text:span text:style-name="T1">No</text:span></text:p>
          </draw:text-box>
        </draw:frame>
        <draw:frame draw:style-name="gr2" draw:text-style-name="P4" xml:id="id10" draw:id="id10" draw:layer="layout" svg:width="4.898cm" svg:height="1.656cm" svg:x="8.051cm" svg:y="0.5cm">
          <draw:text-box>
            <text:p text:style-name="P3"><text:span text:style-name="T2">Do a PhD</text:span></text:p>
          </draw:text-box>
        </draw:frame>
        <draw:frame draw:style-name="gr3" draw:text-style-name="P5" xml:id="id1" draw:id="id1" draw:layer="layout" svg:width="7.592cm" svg:height="1.457cm" svg:x="6.705cm" svg:y="3.53cm">
          <draw:text-box>
            <text:p text:style-name="P3">04:00 &lt;= t &lt;= 17:00?</text:p>
          </draw:text-box>
        </draw:frame>
        <draw:frame draw:style-name="gr4" draw:text-style-name="P5" xml:id="id2" draw:id="id2" draw:layer="layout" svg:width="4.9cm" svg:height="1.457cm" svg:x="0.25cm" svg:y="7.692cm">
          <draw:text-box>
            <text:p text:style-name="P3">Have coffee?</text:p>
          </draw:text-box>
        </draw:frame>
        <draw:frame draw:style-name="gr5" draw:text-style-name="P5" xml:id="id3" draw:id="id3" draw:layer="layout" svg:width="4.413cm" svg:height="1.457cm" svg:x="16.29cm" svg:y="7.692cm">
          <draw:text-box>
            <text:p text:style-name="P3">Have beer?</text:p>
          </draw:text-box>
        </draw:frame>
        <draw:frame draw:style-name="gr6" draw:text-style-name="P5" xml:id="id4" draw:id="id4" draw:layer="layout" svg:width="6.364cm" svg:height="1.651cm" svg:x="7.32cm" svg:y="7.595cm">
          <draw:text-box>
            <text:p text:style-name="P3">REVOLT</text:p>
            <text:p text:style-name="P3"><text:span text:style-name="T3">More realistically, depression</text:span></text:p>
          </draw:text-box>
        </draw:frame>
        <draw:connector draw:style-name="gr7" draw:text-style-name="P6" draw:layer="layout" svg:x1="6.705cm" svg:y1="4.258cm" svg:x2="2.7cm" svg:y2="7.692cm" draw:start-shape="id1" draw:start-glue-point="3" draw:end-shape="id2" draw:end-glue-point="0" svg:d="M6705 4258h-4005v3434" svg:viewBox="0 0 4006 3435">
          <text:p/>
        </draw:connector>
        <draw:connector draw:style-name="gr7" draw:text-style-name="P6" draw:layer="layout" svg:x1="14.297cm" svg:y1="4.258cm" svg:x2="18.496cm" svg:y2="7.692cm" draw:start-shape="id1" draw:start-glue-point="1" draw:end-shape="id3" draw:end-glue-point="0" svg:d="M14297 4258h4199v3434" svg:viewBox="0 0 4200 3435">
          <text:p/>
        </draw:connector>
        <draw:connector draw:style-name="gr7" draw:text-style-name="P6" draw:layer="layout" svg:x1="10.502cm" svg:y1="7.595cm" svg:x2="10.501cm" svg:y2="4.987cm" draw:start-shape="id4" draw:start-glue-point="0" draw:end-shape="id1" draw:end-glue-point="2" svg:d="M10502 7595v-1304h-1v-1304" svg:viewBox="0 0 2 2609">
          <text:p/>
        </draw:connector>
        <draw:frame draw:style-name="gr8" draw:text-style-name="P5" xml:id="id6" draw:id="id6" draw:layer="layout" svg:width="5.911cm" svg:height="1.651cm" svg:x="7.545cm" svg:y="13.8cm">
          <draw:text-box>
            <text:p text:style-name="P3">Drink it and WORK</text:p>
          </draw:text-box>
        </draw:frame>
        <draw:frame draw:style-name="gr9" draw:text-style-name="P5" xml:id="id5" draw:id="id5" draw:layer="layout" svg:width="4.354cm" svg:height="1.651cm" svg:x="8.32cm" svg:y="16.8cm">
          <draw:text-box>
            <text:p text:style-name="P3">Thesis done?</text:p>
          </draw:text-box>
        </draw:frame>
        <draw:connector draw:style-name="gr7" draw:text-style-name="P6" draw:layer="layout" draw:line-skew="-0.554cm" svg:x1="8.32cm" svg:y1="17.625cm" svg:x2="7.32cm" svg:y2="8.42cm" draw:start-shape="id5" draw:start-glue-point="3" draw:end-shape="id4" draw:end-glue-point="3" svg:d="M8320 17625h-2079v-9205h1079" svg:viewBox="0 0 2080 9206">
          <text:p/>
        </draw:connector>
        <draw:connector draw:style-name="gr7" draw:text-style-name="P6" draw:layer="layout" svg:x1="2.7cm" svg:y1="9.149cm" svg:x2="10.5cm" svg:y2="13.8cm" draw:start-shape="id2" draw:start-glue-point="2" draw:end-shape="id6" draw:end-glue-point="0" svg:d="M2700 9149v2326h7800v2325" svg:viewBox="0 0 7801 4652">
          <text:p/>
        </draw:connector>
        <draw:connector draw:style-name="gr7" draw:text-style-name="P6" draw:layer="layout" svg:x1="18.496cm" svg:y1="9.149cm" svg:x2="10.5cm" svg:y2="13.8cm" draw:start-shape="id3" draw:start-glue-point="2" draw:end-shape="id6" draw:end-glue-point="0" svg:d="M18496 9149v2326h-7996v2325" svg:viewBox="0 0 7997 4652">
          <text:p/>
        </draw:connector>
        <draw:connector draw:style-name="gr7" draw:text-style-name="P6" draw:layer="layout" svg:x1="5.15cm" svg:y1="8.42cm" svg:x2="7.32cm" svg:y2="8.42cm" draw:start-shape="id2" draw:start-glue-point="1" draw:end-shape="id4" draw:end-glue-point="3" svg:d="M5150 8420h2170" svg:viewBox="0 0 2171 1">
          <text:p/>
        </draw:connector>
        <draw:connector draw:style-name="gr7" draw:text-style-name="P6" draw:layer="layout" svg:x1="16.29cm" svg:y1="8.42cm" svg:x2="13.684cm" svg:y2="8.42cm" draw:start-shape="id3" draw:start-glue-point="3" draw:end-shape="id4" draw:end-glue-point="1" svg:d="M16290 8420h-2606" svg:viewBox="0 0 2607 1">
          <text:p/>
        </draw:connector>
        <draw:frame draw:style-name="gr10" draw:text-style-name="P5" xml:id="id7" draw:id="id7" draw:layer="layout" svg:width="3.045cm" svg:height="1.651cm" svg:x="8.978cm" svg:y="20.5cm">
          <draw:text-box>
            <text:p text:style-name="P3">Defend</text:p>
          </draw:text-box>
        </draw:frame>
        <draw:frame draw:style-name="gr11" draw:text-style-name="P5" xml:id="id8" draw:id="id8" draw:layer="layout" svg:width="7.347cm" svg:height="1.651cm" svg:x="6.827cm" svg:y="23.7cm">
          <draw:text-box>
            <text:p text:style-name="P3">Heart and Liver Disease</text:p>
            <text:p text:style-name="P3"><text:span text:style-name="T3">More realistically, still depression</text:span></text:p>
          </draw:text-box>
        </draw:frame>
        <draw:frame draw:style-name="gr12" draw:text-style-name="P8" xml:id="id9" draw:id="id9" draw:layer="layout" svg:width="6.788cm" svg:height="1.651cm" svg:x="7.106cm" svg:y="26.5cm">
          <draw:text-box>
            <text:p text:style-name="P7"><text:span text:style-name="T4">Not even a real doctor</text:span></text:p>
          </draw:text-box>
        </draw:frame>
        <draw:connector draw:style-name="gr7" draw:text-style-name="P6" draw:layer="layout" svg:x1="10.497cm" svg:y1="18.451cm" svg:x2="10.5cm" svg:y2="20.5cm" draw:start-shape="id5" draw:start-glue-point="2" draw:end-shape="id7" draw:end-glue-point="0" svg:d="M10497 18451v1025h3v1024" svg:viewBox="0 0 4 2050">
          <text:p/>
        </draw:connector>
        <draw:connector draw:style-name="gr7" draw:text-style-name="P6" draw:layer="layout" svg:x1="10.5cm" svg:y1="22.151cm" svg:x2="10.5cm" svg:y2="23.7cm" draw:start-shape="id7" draw:start-glue-point="2" draw:end-shape="id8" draw:end-glue-point="0" svg:d="M10500 22151v1549" svg:viewBox="0 0 1 1550">
          <text:p/>
        </draw:connector>
        <draw:connector draw:style-name="gr7" draw:text-style-name="P6" draw:layer="layout" svg:x1="10.5cm" svg:y1="25.351cm" svg:x2="10.5cm" svg:y2="26.5cm" draw:start-shape="id8" draw:start-glue-point="2" draw:end-shape="id9" draw:end-glue-point="0" svg:d="M10500 25351v1149" svg:viewBox="0 0 1 1150">
          <text:p/>
        </draw:connector>
        <draw:connector draw:style-name="gr7" draw:text-style-name="P6" draw:layer="layout" svg:x1="10.5cm" svg:y1="15.451cm" svg:x2="10.497cm" svg:y2="16.8cm" draw:start-shape="id6" draw:start-glue-point="2" draw:end-shape="id5" draw:end-glue-point="0" svg:d="M10500 15451v675h-3v674" svg:viewBox="0 0 4 1350">
          <text:p/>
        </draw:connector>
        <draw:frame draw:style-name="gr13" draw:text-style-name="P2" draw:layer="layout" svg:width="1.212cm" svg:height="0.721cm" svg:x="5.293cm" svg:y="3.616cm">
          <draw:text-box>
            <text:p text:style-name="P1"><text:span text:style-name="T1">Yes</text:span></text:p>
          </draw:text-box>
        </draw:frame>
        <draw:frame draw:style-name="gr13" draw:text-style-name="P2" draw:layer="layout" svg:width="1.212cm" svg:height="0.721cm" svg:x="1.495cm" svg:y="9.51cm">
          <draw:text-box>
            <text:p text:style-name="P1"><text:span text:style-name="T1">Yes</text:span></text:p>
          </draw:text-box>
        </draw:frame>
        <draw:frame draw:style-name="gr13" draw:text-style-name="P2" draw:layer="layout" svg:width="1.212cm" svg:height="0.721cm" svg:x="9.328cm" svg:y="18.629cm">
          <draw:text-box>
            <text:p text:style-name="P1"><text:span text:style-name="T1">Yes</text:span></text:p>
          </draw:text-box>
        </draw:frame>
        <draw:frame draw:style-name="gr14" draw:text-style-name="P2" draw:layer="layout" svg:width="1.212cm" svg:height="0.721cm" svg:x="17.441cm" svg:y="9.511cm">
          <draw:text-box>
            <text:p text:style-name="P1"><text:span text:style-name="T1">Yes</text:span></text:p>
          </draw:text-box>
        </draw:frame>
        <draw:frame draw:style-name="gr15" draw:text-style-name="P2" draw:layer="layout" svg:width="7.65cm" svg:height="0.768cm" svg:x="10.629cm" svg:y="19.005cm">
          <draw:text-box>
            <text:p text:style-name="P1"><text:span text:style-name="T1">(btw, still need like 17 nature papers)</text:span></text:p>
          </draw:text-box>
        </draw:frame>
        <draw:connector draw:style-name="gr7" draw:text-style-name="P6" draw:layer="layout" svg:x1="10.5cm" svg:y1="2.156cm" svg:x2="10.501cm" svg:y2="3.53cm" draw:start-shape="id10" draw:start-glue-point="2" draw:end-shape="id1" draw:end-glue-point="0" svg:d="M10500 2156v687h1v687" svg:viewBox="0 0 2 1375">
          <text:p/>
        </draw:connector>
        <draw:frame draw:style-name="gr16" draw:text-style-name="P2" draw:layer="layout" svg:width="9.348cm" svg:height="7.771cm" svg:x="10.606cm" svg:y="2.339cm">
          <draw:text-box>
            <text:p text:style-name="P1"><text:span text:style-name="T1">(You don’t have any marketable skills anyway)</text:span></text:p>
          </draw:text-box>
        </draw:frame>
        <draw:frame draw:style-name="gr13" draw:text-style-name="P2" draw:layer="layout" svg:width="1.212cm" svg:height="0.721cm" svg:x="15.259cm" svg:y="8.492cm">
          <draw:text-box>
            <text:p text:style-name="P1"><text:span text:style-name="T1">No</text:span></text:p>
          </draw:text-box>
        </draw:frame>
        <draw:frame draw:style-name="gr1" draw:text-style-name="P2" draw:layer="layout" svg:width="1.212cm" svg:height="0.722cm" svg:x="7.256cm" svg:y="16.929cm">
          <draw:text-box>
            <text:p text:style-name="P1"><text:span text:style-name="T1">No</text:span></text:p>
          </draw:text-box>
        </draw:frame>
        <draw:frame draw:style-name="gr13" draw:text-style-name="P2" draw:layer="layout" svg:width="1.212cm" svg:height="0.721cm" svg:x="14.664cm" svg:y="3.619cm">
          <draw:text-box>
            <text:p text:style-name="P1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2T15:22:37.064000000</meta:creation-date>
    <dc:date>2017-07-02T20:46:13.511000000</dc:date>
    <meta:editing-duration>PT4H42M10S</meta:editing-duration>
    <meta:editing-cycles>13</meta:editing-cycles>
    <meta:generator>LibreOffice/5.3.4.2$Windows_X86_64 LibreOffice_project/f82d347ccc0be322489bf7da61d7e4ad13fe2ff3</meta:generator>
    <meta:document-statistic meta:object-count="33"/>
  </office:meta>
</office:document-meta>
</file>